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Verdana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first para. This has a <office:annotation><dc:creator>Unknown Author</dc:creator><dc:date>2011-12-23T12:26:40</dc:date><text:p text:style-name="P1"><text:span text:style-name="T1">Comment Text Here</text:span></text:p></office:annotation>comment at the mid point. 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3T12:26:15</meta:creation-date>
    <meta:document-statistic meta:table-count="0" meta:image-count="0" meta:object-count="0" meta:page-count="1" meta:paragraph-count="1" meta:word-count="15" meta:character-count="66" meta:non-whitespace-character-count="53"/>
    <dc:date>2011-12-23T12:27:11</dc:date>
    <meta:editing-duration>PT57S</meta:editing-duration>
    <meta:editing-cycles>1</meta:editing-cycles>
    <meta:generator>LibreOffice/3.4$Unix LibreOffice_project/340m1$Build-302</meta:generator>
  </office:meta>
</office:document-meta>
</file>